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84cm" fo:margin-left="0.009cm" fo:margin-top="0cm" fo:margin-bottom="0cm" table:align="left" style:writing-mode="lr-tb"/>
    </style:style>
    <style:style style:name="Tabela1.A" style:family="table-column">
      <style:table-column-properties style:column-width="3.995cm"/>
    </style:style>
    <style:style style:name="Tabela1.C" style:family="table-column">
      <style:table-column-properties style:column-width="3.99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officeooo:rsid="00045a16" officeooo:paragraph-rsid="00045a1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officeooo:rsid="00045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column table:style-name="Tabela1.C" table:number-columns-repeated="2"/>
        <table:table-row table:style-name="Tabela1.1">
          <table:table-cell table:style-name="Tabela1.A1" office:value-type="string">
            <text:p text:style-name="P2">?-f0(1<text:span text:style-name="T1">5</text:span>,1<text:span text:style-name="T1">5</text:span>).</text:p>
            <text:p text:style-name="P4">No</text:p>
          </table:table-cell>
          <table:table-cell table:style-name="Tabela1.A1" office:value-type="string">
            <text:p text:style-name="P2">?-f1(1<text:span text:style-name="T1">5</text:span>,1<text:span text:style-name="T1">5</text:span>).</text:p>
            <text:p text:style-name="P1">No</text:p>
          </table:table-cell>
          <table:table-cell table:style-name="Tabela1.A1" office:value-type="string">
            <text:p text:style-name="P2">?-f2(1<text:span text:style-name="T1">5</text:span>,1<text:span text:style-name="T1">5</text:span>).</text:p>
            <text:p text:style-name="P4">No</text:p>
          </table:table-cell>
          <table:table-cell table:style-name="Tabela1.A1" office:value-type="string">
            <text:p text:style-name="P2">?-f3(1<text:span text:style-name="T1">5</text:span>,1<text:span text:style-name="T1">5</text:span>).</text:p>
            <text:p text:style-name="P1">Yes</text:p>
          </table:table-cell>
        </table:table-row>
        <table:table-row table:style-name="Tabela1.1">
          <table:table-cell table:style-name="Tabela1.A1" office:value-type="string">
            <text:p text:style-name="P2">?-f0(X,Y).</text:p>
            <text:p text:style-name="P4">X = Y, Y = 11 ;</text:p>
            <text:p text:style-name="P4">X = 11,</text:p>
            <text:p text:style-name="P4">Y = 12 ;</text:p>
            <text:p text:style-name="P4">X = 11,</text:p>
            <text:p text:style-name="P4">Y = 13 ;</text:p>
            <text:p text:style-name="P4">X = 11,</text:p>
            <text:p text:style-name="P4">Y = 14 ;</text:p>
            <text:p text:style-name="P4">X = Y, Y = 12 ;</text:p>
            <text:p text:style-name="P4">X = 12,</text:p>
            <text:p text:style-name="P4">Y = 13 ;</text:p>
            <text:p text:style-name="P4">X = 12,</text:p>
            <text:p text:style-name="P4">Y = 14 ;</text:p>
            <text:p text:style-name="P4">X = Y, Y = 13 ;</text:p>
            <text:p text:style-name="P4">X = 13,</text:p>
            <text:p text:style-name="P4">Y = 14 ;</text:p>
            <text:p text:style-name="P4">X = Y, Y = 5.</text:p>
            <text:p text:style-name="P1"/>
            <text:p text:style-name="P1">No</text:p>
          </table:table-cell>
          <table:table-cell table:style-name="Tabela1.A1" office:value-type="string">
            <text:p text:style-name="P2">?-f1(X,Y).</text:p>
            <text:p text:style-name="P1">X = Y, Y = 11 ;</text:p>
            <text:p text:style-name="P1">X = 11,</text:p>
            <text:p text:style-name="P1">Y = 12 ;</text:p>
            <text:p text:style-name="P1">X = 11,</text:p>
            <text:p text:style-name="P1">Y = 13 ;</text:p>
            <text:p text:style-name="P1">X = 11,</text:p>
            <text:p text:style-name="P1">Y = 14 ;</text:p>
            <text:p text:style-name="P1">X = Y, Y = 12 ;</text:p>
            <text:p text:style-name="P1">X = 12,</text:p>
            <text:p text:style-name="P1">Y = 13 ;</text:p>
            <text:p text:style-name="P1">X = 12,</text:p>
            <text:p text:style-name="P1">Y = 14 ;</text:p>
            <text:p text:style-name="P1">X = Y, Y = 13 ;</text:p>
            <text:p text:style-name="P1">X = 13,</text:p>
            <text:p text:style-name="P1">Y = 14.</text:p>
            <text:p text:style-name="P1"/>
            <text:p text:style-name="P1">No</text:p>
          </table:table-cell>
          <table:table-cell table:style-name="Tabela1.A1" office:value-type="string">
            <text:p text:style-name="P2">?-f2(X,Y).</text:p>
            <text:p text:style-name="P1">X = Y, Y = 11 ;</text:p>
            <text:p text:style-name="P1">X = 11,</text:p>
            <text:p text:style-name="P1">Y = 12 ;</text:p>
            <text:p text:style-name="P1">X = 11,</text:p>
            <text:p text:style-name="P1">Y = 13 ;</text:p>
            <text:p text:style-name="P1">X = 11,</text:p>
            <text:p text:style-name="P1">Y = 14.</text:p>
            <text:p text:style-name="P1"/>
            <text:p text:style-name="P1">No</text:p>
          </table:table-cell>
          <table:table-cell table:style-name="Tabela1.A1" office:value-type="string">
            <text:p text:style-name="P2">?-f3(X,Y).</text:p>
            <text:p text:style-name="P1">X = Y, Y = 11.</text:p>
            <text:p text:style-name="P1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ł Chomczyk</meta:initial-creator>
    <meta:editing-cycles>10</meta:editing-cycles>
    <meta:creation-date>2022-04-19T08:09:00</meta:creation-date>
    <dc:date>2022-04-20T15:17:21.058000000</dc:date>
    <meta:editing-duration>PT14M43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55" meta:word-count="180" meta:character-count="460" meta:non-whitespace-character-count="335"/>
    <meta:user-defined meta:name="AppVersion">16.0000</meta:user-defined>
    <meta:template xlink:type="simple" xlink:actuate="onRequest" xlink:title="Normal" xlink:href=""/>
  </office:meta>
</office:document-meta>
</file>